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10.60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raining Program Code</text:p>
          </table:table-cell>
          <table:table-cell office:value-type="string" table:style-name="ce2">
            <text:p>Training Program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Pre-IMNC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General IMNC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F-IMNCI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HBN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LBW Protocol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NBSU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SAM/MAM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AMTS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SBA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EMOC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LSAS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BEmONC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IUCD insertion training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PPIUCD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NSV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Contraceptive update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Mini Lap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Laparoscopic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MVA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RTI/STI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Blood Storage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Integrated Refresher Training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ARSH</text:p>
          </table:table-cell>
          <table:table-cell table:number-columns-repeated="1638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Gender Sensitization</text:p>
          </table:table-cell>
          <table:table-cell table:number-columns-repeated="1638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USG training for Congenital anomaly</text:p>
          </table:table-cell>
          <table:table-cell table:number-columns-repeated="1638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Skill based training for Lab Technician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Skill based training for Pharmacist</text:p>
          </table:table-cell>
          <table:table-cell table:number-columns-repeated="1638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VHSC members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Managerial Skills</text:p>
          </table:table-cell>
          <table:table-cell table:number-columns-repeated="1638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Accounts</text:p>
          </table:table-cell>
          <table:table-cell table:number-columns-repeated="1638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Tally</text:p>
          </table:table-cell>
          <table:table-cell table:number-columns-repeated="1638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Bio-Medical Waste Management</text:p>
          </table:table-cell>
          <table:table-cell table:number-columns-repeated="1638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HMIS</text:p>
          </table:table-cell>
          <table:table-cell table:number-columns-repeated="1638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MCTS</text:p>
          </table:table-cell>
          <table:table-cell table:number-columns-repeated="1638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4">
            <text:p>Leadership and motivation</text:p>
          </table:table-cell>
          <table:table-cell table:number-columns-repeated="1638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4">
            <text:p>MCH Skill Lab Training</text:p>
          </table:table-cell>
          <table:table-cell table:number-columns-repeated="16382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16:53:06Z</meta:creation-date>
    <dc:date>2020-04-29T12:08:30Z</dc:date>
    <meta:user-defined meta:name="WorkbookGuid">05c63089-a258-43e3-b00e-2e9cebc02f00</meta:user-defined>
    <meta:user-defined meta:name="ConnectionInfosStorage">WorkbookXmlParts</meta:user-defined>
  </office:meta>
</office:document-meta>
</file>